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0.1cm" svg:x="3.1cm" svg:y="1.3cm">
          <text:p text:style-name="P1">Projek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4.3cm" svg:x="3.3cm" svg:y="2.2cm">
          <text:p text:style-name="P1">Modu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4.3cm" svg:x="10.8cm" svg:y="2.2cm">
          <text:p text:style-name="P1">Modu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4.3cm" svg:x="3.3cm" svg:y="6.9cm">
          <text:p text:style-name="P1">Modu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cm" svg:height="4.3cm" svg:x="10.8cm" svg:y="6.9cm">
          <text:p text:style-name="P1">Modu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3.5cm" svg:y="3.1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7cm" svg:y="3.1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3.5cm" svg:y="4.9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7cm" svg:y="4.9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1cm" svg:y="3.1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1cm" svg:y="4.9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4.5cm" svg:y="4.9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4.5cm" svg:y="3.1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3.5cm" svg:y="7.8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3.5cm" svg:y="9.6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7cm" svg:y="9.6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7cm" svg:y="7.8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1cm" svg:y="7.8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1cm" svg:y="9.6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4.5cm" svg:y="9.6cm">
          <text:p text:style-name="P1">Pak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5cm" svg:x="14.5cm" svg:y="7.8cm">
          <text:p text:style-name="P1">Pak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53:40.715000000</meta:creation-date>
    <dc:date>2015-05-18T18:17:06.716000000</dc:date>
    <meta:editing-duration>P0D</meta:editing-duration>
    <meta:editing-cycles>1</meta:editing-cycles>
    <meta:document-statistic meta:object-count="21"/>
    <meta:generator>LibreOffice/4.2.6.3$Windows_x86 LibreOffice_project/3fd416d4c6db7d3204c17ce57a1d70f6e531ee21</meta:generator>
  </office:meta>
</office:document-meta>
</file>